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2cm" fo:margin-right="0cm" fo:line-height="115%" fo:text-indent="0cm" style:auto-text-indent="false"/>
      <style:text-properties officeooo:rsid="0003c609" officeooo:paragraph-rsid="0003c609"/>
    </style:style>
    <style:style style:name="P2" style:family="paragraph" style:parent-style-name="Text_20_body">
      <style:paragraph-properties fo:line-height="115%"/>
      <style:text-properties officeooo:rsid="0006ed73" officeooo:paragraph-rsid="0006ed73"/>
    </style:style>
    <style:style style:name="P3" style:family="paragraph" style:parent-style-name="Heading_20_2">
      <style:paragraph-properties fo:line-height="115%"/>
    </style:style>
    <style:style style:name="P4" style:family="paragraph" style:parent-style-name="Text_20_body" style:list-style-name="L1">
      <style:paragraph-properties fo:line-height="115%"/>
      <style:text-properties officeooo:rsid="00011604" officeooo:paragraph-rsid="00011604"/>
    </style:style>
    <style:style style:name="P5" style:family="paragraph" style:parent-style-name="Text_20_body" style:list-style-name="L2">
      <style:paragraph-properties fo:line-height="115%"/>
      <style:text-properties officeooo:rsid="00011604" officeooo:paragraph-rsid="00011604"/>
    </style:style>
    <style:style style:name="P6" style:family="paragraph" style:parent-style-name="Text_20_body" style:list-style-name="L3">
      <style:paragraph-properties fo:line-height="115%"/>
      <style:text-properties officeooo:rsid="00011604" officeooo:paragraph-rsid="00011604"/>
    </style:style>
    <style:style style:name="P7" style:family="paragraph" style:parent-style-name="Text_20_body" style:list-style-name="L5">
      <style:paragraph-properties fo:line-height="115%"/>
      <style:text-properties officeooo:rsid="00011604" officeooo:paragraph-rsid="00011604"/>
    </style:style>
    <style:style style:name="P8" style:family="paragraph" style:parent-style-name="Text_20_body" style:list-style-name="L1">
      <style:paragraph-properties fo:line-height="115%"/>
      <style:text-properties officeooo:rsid="0006c032" officeooo:paragraph-rsid="0006c032"/>
    </style:style>
    <style:style style:name="P9" style:family="paragraph" style:parent-style-name="Text_20_body" style:list-style-name="L1">
      <style:paragraph-properties fo:line-height="115%"/>
      <style:text-properties officeooo:rsid="0006c032" officeooo:paragraph-rsid="0006ed73"/>
    </style:style>
    <style:style style:name="P10" style:family="paragraph" style:parent-style-name="Text_20_body" style:list-style-name="L2">
      <style:paragraph-properties fo:line-height="115%"/>
      <style:text-properties officeooo:rsid="0006c032" officeooo:paragraph-rsid="0006c032"/>
    </style:style>
    <style:style style:name="P11" style:family="paragraph" style:parent-style-name="Text_20_body" style:list-style-name="L2">
      <style:paragraph-properties fo:line-height="115%"/>
      <style:text-properties officeooo:rsid="0006ed73" officeooo:paragraph-rsid="0006ed73"/>
    </style:style>
    <style:style style:name="P12" style:family="paragraph" style:parent-style-name="Text_20_body" style:list-style-name="L3">
      <style:paragraph-properties fo:line-height="115%"/>
      <style:text-properties officeooo:rsid="0006ed73" officeooo:paragraph-rsid="0006ed73"/>
    </style:style>
    <style:style style:name="P13" style:family="paragraph" style:parent-style-name="Text_20_body" style:list-style-name="L1">
      <style:paragraph-properties fo:line-height="115%"/>
      <style:text-properties officeooo:rsid="0006ed73" officeooo:paragraph-rsid="0006ed73"/>
    </style:style>
    <style:style style:name="P14" style:family="paragraph" style:parent-style-name="Text_20_body" style:list-style-name="L1">
      <style:paragraph-properties fo:line-height="115%"/>
      <style:text-properties officeooo:rsid="0006ed73" officeooo:paragraph-rsid="000c29c6"/>
    </style:style>
    <style:style style:name="P15" style:family="paragraph" style:parent-style-name="Text_20_body" style:list-style-name="L4">
      <style:paragraph-properties fo:line-height="115%"/>
      <style:text-properties officeooo:rsid="0006ed73" officeooo:paragraph-rsid="0006ed73"/>
    </style:style>
    <style:style style:name="P16" style:family="paragraph" style:parent-style-name="Text_20_body" style:list-style-name="L4">
      <style:paragraph-properties fo:line-height="115%"/>
      <style:text-properties officeooo:rsid="0006ed73" officeooo:paragraph-rsid="000c29c6"/>
    </style:style>
    <style:style style:name="P17" style:family="paragraph" style:parent-style-name="Text_20_body" style:list-style-name="L6">
      <style:paragraph-properties fo:line-height="115%"/>
      <style:text-properties officeooo:rsid="0006ed73" officeooo:paragraph-rsid="0006ed73"/>
    </style:style>
    <style:style style:name="P18" style:family="paragraph" style:parent-style-name="Text_20_body" style:list-style-name="L1">
      <style:paragraph-properties fo:line-height="115%"/>
      <style:text-properties officeooo:rsid="00023b5b" officeooo:paragraph-rsid="00023b5b"/>
    </style:style>
    <style:style style:name="P19" style:family="paragraph" style:parent-style-name="Text_20_body" style:list-style-name="L1">
      <style:paragraph-properties fo:line-height="115%"/>
      <style:text-properties officeooo:rsid="00023b5b" officeooo:paragraph-rsid="0003c609"/>
    </style:style>
    <style:style style:name="P20" style:family="paragraph" style:parent-style-name="Text_20_body" style:list-style-name="L4">
      <style:paragraph-properties fo:line-height="115%"/>
      <style:text-properties officeooo:rsid="00023b5b" officeooo:paragraph-rsid="00023b5b"/>
    </style:style>
    <style:style style:name="P21" style:family="paragraph" style:parent-style-name="Text_20_body" style:list-style-name="L6">
      <style:paragraph-properties fo:line-height="115%"/>
      <style:text-properties officeooo:rsid="0003c609" officeooo:paragraph-rsid="0003c609"/>
    </style:style>
    <style:style style:name="P22" style:family="paragraph" style:parent-style-name="Text_20_body" style:list-style-name="L1">
      <style:paragraph-properties fo:line-height="115%"/>
      <style:text-properties officeooo:rsid="0003c609" officeooo:paragraph-rsid="0003c609"/>
    </style:style>
    <style:style style:name="P23" style:family="paragraph" style:parent-style-name="Text_20_body" style:list-style-name="L7">
      <style:paragraph-properties fo:line-height="115%"/>
      <style:text-properties officeooo:rsid="0003c609" officeooo:paragraph-rsid="0003c609"/>
    </style:style>
    <style:style style:name="P24" style:family="paragraph" style:parent-style-name="Text_20_body" style:list-style-name="L7">
      <style:paragraph-properties fo:line-height="115%"/>
      <style:text-properties officeooo:rsid="00054090" officeooo:paragraph-rsid="00054090"/>
    </style:style>
    <style:style style:name="P25" style:family="paragraph" style:parent-style-name="Text_20_body" style:list-style-name="L4">
      <style:paragraph-properties fo:line-height="115%"/>
      <style:text-properties officeooo:paragraph-rsid="000b55e4"/>
    </style:style>
    <style:style style:name="P26" style:family="paragraph" style:parent-style-name="Text_20_body" style:list-style-name="L1">
      <style:paragraph-properties fo:line-height="115%"/>
      <style:text-properties officeooo:rsid="000c29c6" officeooo:paragraph-rsid="000c29c6"/>
    </style:style>
    <style:style style:name="P27" style:family="paragraph" style:parent-style-name="Text_20_body" style:list-style-name="L4">
      <style:paragraph-properties fo:line-height="115%"/>
      <style:text-properties officeooo:rsid="000c29c6" officeooo:paragraph-rsid="000c29c6"/>
    </style:style>
    <style:style style:name="P28" style:family="paragraph" style:parent-style-name="Text_20_body" style:list-style-name="L7">
      <style:paragraph-properties fo:line-height="115%"/>
      <style:text-properties officeooo:rsid="000c29c6" officeooo:paragraph-rsid="000c29c6"/>
    </style:style>
    <style:style style:name="P29" style:family="paragraph" style:parent-style-name="Text_20_body" style:list-style-name="L7">
      <style:paragraph-properties fo:line-height="115%"/>
      <style:text-properties officeooo:rsid="000e4f29" officeooo:paragraph-rsid="000e4f29"/>
    </style:style>
    <style:style style:name="T1" style:family="text">
      <style:text-properties officeooo:rsid="0003c609"/>
    </style:style>
    <style:style style:name="T2" style:family="text">
      <style:text-properties officeooo:rsid="0006ed73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8adae"/>
    </style:style>
    <style:style style:name="T5" style:family="text">
      <style:text-properties officeooo:rsid="000b55e4"/>
    </style:style>
    <style:style style:name="T6" style:family="text">
      <style:text-properties officeooo:rsid="000bb6cc"/>
    </style:style>
    <style:style style:name="T7" style:family="text">
      <style:text-properties officeooo:rsid="000c29c6"/>
    </style:style>
    <style:style style:name="T8" style:family="text">
      <style:text-properties officeooo:rsid="000d452a"/>
    </style:style>
    <style:style style:name="T9" style:family="text">
      <style:text-properties officeooo:rsid="000e4f2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Database access using Django. Questions.</text:h>
      <text:list xml:id="list1456476572" text:style-name="L1">
        <text:list-item>
          <text:p text:style-name="P4">Indicate an example of database where it is better to use a relational database better than a NoSQL database and explain why.</text:p>
          <text:p text:style-name="P8">Tiendas online: necesitamos tablas de productos, pedidos, clientes.. y estas tienen que estar relacionadas para tener una mejor distribución y organización de los datos, también las bases de datos relacionales ofrecen mayor seguridad y consultas más complejas.</text:p>
        </text:list-item>
        <text:list-item>
          <text:p text:style-name="P4">If we have the following tables in a relational database:</text:p>
          <text:p text:style-name="P4">student: idStudent, idAddress (foreign key to table address), name, age.</text:p>
          <text:p text:style-name="P4">address: idAddress, street, number, postalCode, idProvince (foreign key to table province)</text:p>
          <text:p text:style-name="P4">province: idProvince, description.</text:p>
        </text:list-item>
      </text:list>
      <text:list xml:id="list3026591815" text:style-name="L2">
        <text:list-item>
          <text:list>
            <text:list-item>
              <text:p text:style-name="P5">Indicate the equivalence in an Object Oriented Model.</text:p>
              <text:p text:style-name="P11">Class Student:</text:p>
              <text:list>
                <text:list-header>
                  <text:p text:style-name="P11">idAddress (Integer)</text:p>
                  <text:p text:style-name="P11">idStudent (Integer)</text:p>
                  <text:p text:style-name="P11">name (string)</text:p>
                  <text:p text:style-name="P11">age (Integer)</text:p>
                </text:list-header>
              </text:list>
            </text:list-item>
          </text:list>
        </text:list-item>
      </text:list>
      <text:p text:style-name="P2"><text:tab/>Class Address:</text:p>
      <text:list xml:id="list112742730170799" text:continue-numbering="true" text:style-name="L2">
        <text:list-item>
          <text:list>
            <text:list-item>
              <text:list>
                <text:list-header>
                  <text:p text:style-name="P11">idAddress (Integer)</text:p>
                  <text:p text:style-name="P11">street (string)</text:p>
                  <text:p text:style-name="P11">number (Integer)</text:p>
                  <text:p text:style-name="P11">postalCode (string)</text:p>
                  <text:p text:style-name="P11">idProvince (Integer)</text:p>
                </text:list-header>
              </text:list>
            </text:list-item>
          </text:list>
        </text:list-item>
      </text:list>
      <text:p text:style-name="P2"><text:tab/>Class Province:</text:p>
      <text:list xml:id="list112743392687111" text:continue-numbering="true" text:style-name="L2">
        <text:list-item>
          <text:list>
            <text:list-item>
              <text:list>
                <text:list-header>
                  <text:p text:style-name="P11">idProvince (Integer)</text:p>
                  <text:p text:style-name="P11">description (string)</text:p>
                </text:list-header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12744263659457" text:continue-numbering="true" text:style-name="L2">
        <text:list-item>
          <text:list>
            <text:list-item>
              <text:p text:style-name="P5"><text:soft-page-break/>Indicate the equivalence in a documental database that uses JSON files.</text:p>
              <text:p text:style-name="P10">Student: <text:span text:style-name="T2">{</text:span></text:p>
              <text:list>
                <text:list-header>
                  <text:p text:style-name="P10">idStudent:</text:p>
                  <text:p text:style-name="P10">Address: <text:span text:style-name="T2">{</text:span></text:p>
                  <text:list>
                    <text:list-header>
                      <text:p text:style-name="P10">id: </text:p>
                      <text:p text:style-name="P10">street:</text:p>
                      <text:p text:style-name="P10">number:</text:p>
                      <text:p text:style-name="P10">postalCode:</text:p>
                      <text:p text:style-name="P10">Province: <text:span text:style-name="T2">{</text:span></text:p>
                      <text:list>
                        <text:list-header>
                          <text:p text:style-name="P10">id:</text:p>
                          <text:p text:style-name="P10">description:</text:p>
                        </text:list-header>
                      </text:list>
                      <text:p text:style-name="P10">}</text:p>
                    </text:list-header>
                  </text:list>
                  <text:p text:style-name="P10">},</text:p>
                  <text:p text:style-name="P10">name:</text:p>
                  <text:p text:style-name="P10">age:</text:p>
                </text:list-header>
              </text:list>
              <text:p text:style-name="P10">}</text:p>
            </text:list-item>
            <text:list-item>
              <text:p text:style-name="P5">Indicate the equivalence using a xml file.</text:p>
              <text:p text:style-name="P10">&lt;student&gt;</text:p>
              <text:list>
                <text:list-header>
                  <text:p text:style-name="P10">&lt;id&gt;<text:span text:style-name="T2">1</text:span>&lt;/id&gt;</text:p>
                  <text:p text:style-name="P10">&lt;address&gt;</text:p>
                  <text:list>
                    <text:list-header>
                      <text:p text:style-name="P10">&lt;id&gt;<text:span text:style-name="T2">1</text:span>&lt;/id&gt;</text:p>
                      <text:p text:style-name="P10">&lt;street&gt;<text:span text:style-name="T2">Caserío Colesterol</text:span>&lt;/street&gt;</text:p>
                      <text:p text:style-name="P10">&lt;number&gt;<text:span text:style-name="T2">11</text:span>&lt;/number&gt;</text:p>
                      <text:p text:style-name="P10">&lt;postalCode&gt;<text:span text:style-name="T2">45466</text:span>&lt;/postalCode&gt;</text:p>
                      <text:p text:style-name="P10">&lt;province&gt;</text:p>
                      <text:list>
                        <text:list-header>
                          <text:p text:style-name="P10">&lt;id&gt;<text:span text:style-name="T2">1</text:span>&lt;/id&gt;</text:p>
                          <text:p text:style-name="P10">&lt;description&gt;<text:span text:style-name="T2">Muy grande</text:span>&lt;/description&gt;</text:p>
                        </text:list-header>
                      </text:list>
                      <text:p text:style-name="P10">&lt;/province&gt;</text:p>
                    </text:list-header>
                  </text:list>
                  <text:p text:style-name="P10">&lt;/address&gt;</text:p>
                  <text:p text:style-name="P10">&lt;name&gt;<text:span text:style-name="T2">Paco</text:span>&lt;/name&gt;</text:p>
                  <text:p text:style-name="P10">&lt;age&gt;<text:span text:style-name="T2">11</text:span>&lt;/age&gt;</text:p>
                </text:list-header>
              </text:list>
              <text:p text:style-name="P10">&lt;/student&gt;</text:p>
            </text:list-item>
          </text:list>
        </text:list-item>
      </text:list>
      <text:list xml:id="list112744260813108" text:continue-list="list1456476572" text:style-name="L1">
        <text:list-item>
          <text:p text:style-name="P4"><text:soft-page-break/>Indicate three advantages of using a database better than a file to store information.</text:p>
          <text:p text:style-name="P9">En la base de datos puedes gestionar grupos de permisos y usuarios</text:p>
          <text:p text:style-name="P9"><text:span text:style-name="T2">C</text:span>on grandes cantidades de información en las bases de datos las consultas facilitan la obtencion de información</text:p>
        </text:list-item>
        <text:list-item>
          <text:p text:style-name="P4">Indicate the SQL code to perform the following actions:</text:p>
        </text:list-item>
      </text:list>
      <text:list text:style-name="L3">
        <text:list-item>
          <text:list>
            <text:list-item>
              <text:p text:style-name="P6">Create a table with name student and fields: idStudent (integer, PK), name (string), age (number)</text:p>
              <text:p text:style-name="P12">create table Student(</text:p>
              <text:list>
                <text:list-header>
                  <text:p text:style-name="P12">idStudent integer primary_key,</text:p>
                  <text:p text:style-name="P12">name varchar(30) not null,</text:p>
                  <text:p text:style-name="P12">age number not null</text:p>
                </text:list-header>
              </text:list>
              <text:p text:style-name="P12">)</text:p>
            </text:list-item>
            <text:list-item>
              <text:p text:style-name="P6">Add two rows of data in the previous table.</text:p>
              <text:p text:style-name="P12">Insert into Student(idStudent, name, age)</text:p>
              <text:p text:style-name="P12">values(1, ‘Paco’, 10),</text:p>
              <text:list>
                <text:list-item>
                  <text:list>
                    <text:list-header>
                      <text:p text:style-name="P12">(2, ‘Manolo’, 19)</text:p>
                    </text:list-header>
                  </text:list>
                </text:list-item>
              </text:list>
            </text:list-item>
            <text:list-item>
              <text:p text:style-name="P6">Modify the second row of data that you added.</text:p>
              <text:p text:style-name="P12">Update Student</text:p>
              <text:p text:style-name="P12">set name = ‘Kike’, age = 32</text:p>
              <text:p text:style-name="P12">where idStudent = 1 </text:p>
            </text:list-item>
            <text:list-item>
              <text:p text:style-name="P6">Delete the first row of data in that table.</text:p>
              <text:p text:style-name="P12">Delete * </text:p>
              <text:p text:style-name="P12">from Student</text:p>
              <text:p text:style-name="P12">where idStudent = 1</text:p>
            </text:list-item>
          </text:list>
        </text:list-item>
      </text:list>
      <text:list xml:id="list112743408264544" text:continue-list="list112744260813108" text:style-name="L1">
        <text:list-item>
          <text:p text:style-name="P18">What is a Django Model?</text:p>
          <text:p text:style-name="P13">La forma que tiene django de crear tablas en SQL a través de clases en python </text:p>
        </text:list-item>
        <text:list-item>
          <text:p text:style-name="P18">What does “object-relational mapping” mean?</text:p>
          <text:p text:style-name="P13">La forma de asociar la estructura de las tablas de las bases de datos con un lenguaje de programación orientado a objetos, es decir, tabla = clase, fila = objeto, columna = atributo</text:p>
        </text:list-item>
        <text:list-item>
          <text:p text:style-name="P18">Define the Django model that is equivalent to the table in the exercise 4. Indicate which actions must be performed so that this model is mapped to a relational database.</text:p>
          <text:p text:style-name="P13">Class Student():</text:p>
          <text:list>
            <text:list-header>
              <text:p text:style-name="P13">idStudent: <text:span text:style-name="T3">models.</text:span><text:span text:style-name="T4">Integer</text:span><text:span text:style-name="T3">Field</text:span>(primary_key=True)</text:p>
              <text:p text:style-name="P13"><text:soft-page-break/>name: models.charField()</text:p>
              <text:p text:style-name="P13">age: models.IntegerField()</text:p>
              <text:p text:style-name="P13">Tienes que escribir python manage.py makemigrations</text:p>
              <text:p text:style-name="P13">También python manage.py migrate para que se apliquen los cambios creados en el archivo models.py a la base de datos</text:p>
              <text:p text:style-name="P13"/>
            </text:list-header>
          </text:list>
        </text:list-item>
        <text:list-item>
          <text:p text:style-name="P18">What is the purpose of the field validators that we can specify in the Django models?</text:p>
          <text:p text:style-name="P13">Para <text:span text:style-name="T6">hacer comprobaciones</text:span> en los campos <text:span text:style-name="T5">antes de llegar a la base de datos. </text:span><text:span text:style-name="T6">Solo se cumple a través de formulario y no a través del shell.</text:span></text:p>
        </text:list-item>
        <text:list-item>
          <text:p text:style-name="P18">If I have a student with name “Luisa” in the database. Write the Django code that we must execute in order to modify it.</text:p>
          <text:p text:style-name="P13">from studen<text:span text:style-name="T7">t</text:span>s.models import Student</text:p>
          <text:p text:style-name="P26">student = Students.objects.all(name=’Luisa’)</text:p>
          <text:p text:style-name="P26">student.name = ‘Luisa Updated’</text:p>
          <text:p text:style-name="P26">student.save()</text:p>
        </text:list-item>
        <text:list-item>
          <text:p text:style-name="P18">Write the code of the filters that are equivalent to the following SQL sentences:</text:p>
        </text:list-item>
      </text:list>
      <text:list xml:id="list1308280737" text:style-name="L4">
        <text:list-item>
          <text:list>
            <text:list-item>
              <text:p text:style-name="P20">select * from student where age between 20 and 70;</text:p>
              <text:p text:style-name="P16">from studen<text:span text:style-name="T7">t</text:span>s.models import Student</text:p>
              <text:p text:style-name="P27">from django.db.models import Q</text:p>
              <text:p text:style-name="P25"><text:span text:style-name="T2">Students.objects.filter(</text:span>age__gte=20, age__lte=70<text:span text:style-name="T2">)</text:span></text:p>
            </text:list-item>
            <text:list-item>
              <text:p text:style-name="P20">select * from student where name like ‘%Gomez%’ and (register = 1 or previousRegister = 1);</text:p>
              <text:p text:style-name="P16">from studen<text:span text:style-name="T7">t</text:span>s.models import Student</text:p>
              <text:p text:style-name="P15">Student.objects.filter((name__contains='Gomez'), (Q(register=1) <text:span text:style-name="T5">| </text:span>Q(previousRegister=1)) )</text:p>
            </text:list-item>
            <text:list-item>
              <text:p text:style-name="P20">select * from customer where age &gt;= 18 <text:span text:style-name="T1">or</text:span> city = ‘B%’<text:span text:style-name="T1">;</text:span></text:p>
            </text:list-item>
          </text:list>
        </text:list-item>
      </text:list>
      <text:list xml:id="list112744596796790" text:continue-list="list112743408264544" text:style-name="L1">
        <text:list-item>
          <text:list>
            <text:list-header>
              <text:p text:style-name="P14">from <text:span text:style-name="T7">customer</text:span>.models import <text:span text:style-name="T7">Customer</text:span></text:p>
            </text:list-header>
          </text:list>
        </text:list-item>
      </text:list>
      <text:list xml:id="list112743246579540" text:continue-list="list1308280737" text:style-name="L4">
        <text:list-item>
          <text:list>
            <text:list-header>
              <text:p text:style-name="P20">Customer.objects.filter(age__gte=18, city__startswith='B' )</text:p>
            </text:list-header>
          </text:list>
        </text:list-item>
      </text:list>
      <text:list xml:id="list112743222174365" text:continue-list="list112744596796790" text:style-name="L1">
        <text:list-item>
          <text:p text:style-name="P4">Describe with your own words the following concepts:</text:p>
        </text:list-item>
      </text:list>
      <text:list text:style-name="L5">
        <text:list-item>
          <text:list>
            <text:list-item>
              <text:p text:style-name="P7">Persistent Data. <text:span text:style-name="T2">Datos que se almacenan </text:span><text:span text:style-name="T8">en una base de datos </text:span><text:span text:style-name="T2">y </text:span><text:span text:style-name="T8">no se borra tras finalizar la ejecución.</text:span></text:p>
            </text:list-item>
            <text:list-item>
              <text:p text:style-name="P7">Temporary Data. <text:span text:style-name="T2">Datos que cuando acaba el proceso de ejecución ya no existe</text:span></text:p>
            </text:list-item>
            <text:list-item>
              <text:p text:style-name="P7">Semi-Persistent Data. <text:span text:style-name="T2">Datos que se almacenan en determinados momentos y tiene un tiempo límite de vida</text:span></text:p>
            </text:list-item>
          </text:list>
        </text:list-item>
      </text:list>
      <text:list xml:id="list112743654190635" text:continue-list="list112743222174365" text:style-name="L1">
        <text:list-item>
          <text:p text:style-name="P19"><text:soft-page-break/>Write the <text:span text:style-name="T1">django </text:span>code <text:span text:style-name="T1">to perform the following tasks:</text:span></text:p>
        </text:list-item>
      </text:list>
      <text:list text:style-name="L6">
        <text:list-item>
          <text:list>
            <text:list-item>
              <text:p text:style-name="P21">Get all registers from the table ‘student’. Show only the 4 first registers.</text:p>
              <text:p text:style-name="P17">Students.objects.all()[:4]</text:p>
            </text:list-item>
            <text:list-item>
              <text:p text:style-name="P21">Get from the previous table the register with id=3.</text:p>
              <text:p text:style-name="P17">Students.objects.filter(id = 3)</text:p>
            </text:list-item>
          </text:list>
        </text:list-item>
      </text:list>
      <text:list xml:id="list112744716098030" text:continue-list="list112743654190635" text:style-name="L1">
        <text:list-item>
          <text:p text:style-name="P22">We can choose between two ways to operate on the database:</text:p>
          <text:p text:style-name="P22">Case 1:</text:p>
          <text:list>
            <text:list-header>
              <text:p text:style-name="P22">bestsellers = Book.objects.filter(is_bestselling=True)</text:p>
              <text:p text:style-name="P22">amazing_bestsellers = bestsellers.filter(rating__gt=4)</text:p>
              <text:p text:style-name="P22">print (bestsellers)</text:p>
              <text:p text:style-name="P22">print (amazing_bestsellers)</text:p>
            </text:list-header>
          </text:list>
          <text:p text:style-name="P22">Case 2:</text:p>
        </text:list-item>
      </text:list>
      <text:p text:style-name="P1">print (Book.objects.filter(is_bestselling=True))</text:p>
      <text:p text:style-name="P1">print (Book.objects.filter(is_bestselling=True, rating__gt=4))</text:p>
      <text:list xml:id="list2424447616" text:style-name="L7">
        <text:list-item>
          <text:list>
            <text:list-item>
              <text:p text:style-name="P23">How many times does Django access the database in “Case 1”? And how many times in “Case 2”? </text:p>
              <text:p text:style-name="P29">En case1 → una vez y en case2 → dos veces</text:p>
            </text:list-item>
            <text:list-item>
              <text:p text:style-name="P24">Indicate the instruction in case 1 when the program access the database.</text:p>
              <text:p text:style-name="P28">En la asignacion de <text:span text:style-name="T9">la </text:span>variable de bestseller<text:span text:style-name="T9">s</text:span></text:p>
              <text:p text:style-name="P23">Which case gives a better performance?</text:p>
              <text:p text:style-name="P28">La opción 1 ya que puedes reutilizar código <text:span text:style-name="T9">y solo accedes una vez a la base de datos</text:span></text:p>
            </text:list-item>
          </text:list>
        </text:list-item>
      </text:list>
      <text:list xml:id="list112743225149455" text:continue-list="list112744716098030" text:style-name="L1">
        <text:list-item>
          <text:p text:style-name="P22">Explain with your own words what is the “Cache” and what is its purpose.</text:p>
          <text:list>
            <text:list-header>
              <text:p text:style-name="P13">Memoria volátil que se accede frecuentemente <text:span text:style-name="T9">con mayor velocidad de acceso y mejor rendimiento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14T11:27:28.735680237</dc:date>
    <meta:editing-duration>PT2H12M33S</meta:editing-duration>
    <meta:editing-cycles>10</meta:editing-cycles>
    <meta:generator>LibreOffice/7.4.7.2$Linux_X86_64 LibreOffice_project/40$Build-2</meta:generator>
    <meta:document-statistic meta:table-count="0" meta:image-count="0" meta:object-count="0" meta:page-count="5" meta:paragraph-count="131" meta:word-count="929" meta:character-count="5659" meta:non-whitespace-character-count="4953"/>
  </office:meta>
</office:document-meta>
</file>